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erpendicular to my eyes' ray cast when standing and looking forward.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 final norepinephrine, dopamine, and serotonin release akin to MDMA's effect or an orgasm</text:p>
      <text:p text:style-name="Standard">6.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text:soft-page-break/>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2T10:15:24.556000000</dc:date>
    <meta:editing-duration>PT51M15S</meta:editing-duration>
    <meta:editing-cycles>47</meta:editing-cycles>
    <meta:generator>LibreOffice/7.2.1.2$Windows_X86_64 LibreOffice_project/87b77fad49947c1441b67c559c339af8f3517e22</meta:generator>
    <meta:document-statistic meta:table-count="0" meta:image-count="0" meta:object-count="0" meta:page-count="190" meta:paragraph-count="2422" meta:word-count="123373" meta:character-count="683581" meta:non-whitespace-character-count="553958"/>
  </office:meta>
</office:document-meta>
</file>